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Block.getScrip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B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Block.removeScript( 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Block.addScript( 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Block.trimWhitesp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Block.Scrip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Block.comp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Block.run( JellyContext context , XMLOutput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